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raleway" svg:font-family="raleway"/>
    <style:font-face style:name="Monospace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3764f" officeooo:paragraph-rsid="00317293"/>
    </style:style>
    <style:style style:name="P2" style:family="paragraph" style:parent-style-name="Text_20_body">
      <style:text-properties officeooo:rsid="00364656" officeooo:paragraph-rsid="00364656"/>
    </style:style>
    <style:style style:name="P3" style:family="paragraph" style:parent-style-name="Text_20_body">
      <style:text-properties officeooo:rsid="003863e9" officeooo:paragraph-rsid="003863e9"/>
    </style:style>
    <style:style style:name="P4" style:family="paragraph" style:parent-style-name="Text_20_body">
      <style:text-properties officeooo:rsid="003f7160" officeooo:paragraph-rsid="0041fc7f"/>
    </style:style>
    <style:style style:name="P5" style:family="paragraph" style:parent-style-name="Text_20_body">
      <style:text-properties officeooo:rsid="0041fc7f" officeooo:paragraph-rsid="0041fc7f"/>
    </style:style>
    <style:style style:name="P6" style:family="paragraph" style:parent-style-name="Text_20_body">
      <style:text-properties officeooo:rsid="0043783e" officeooo:paragraph-rsid="0043783e"/>
    </style:style>
    <style:style style:name="P7" style:family="paragraph" style:parent-style-name="Text_20_body">
      <style:text-properties officeooo:rsid="0043783e" officeooo:paragraph-rsid="004d8497"/>
    </style:style>
    <style:style style:name="P8" style:family="paragraph" style:parent-style-name="Text_20_body">
      <style:text-properties officeooo:rsid="0044709a" officeooo:paragraph-rsid="0044709a"/>
    </style:style>
    <style:style style:name="P9" style:family="paragraph" style:parent-style-name="Text_20_body">
      <style:text-properties officeooo:rsid="004553ff" officeooo:paragraph-rsid="004553ff"/>
    </style:style>
    <style:style style:name="P10" style:family="paragraph" style:parent-style-name="Text_20_body">
      <style:text-properties officeooo:rsid="00470efa" officeooo:paragraph-rsid="00470efa"/>
    </style:style>
    <style:style style:name="P11" style:family="paragraph" style:parent-style-name="Text_20_body">
      <style:text-properties officeooo:rsid="0049b1b6" officeooo:paragraph-rsid="0049b1b6"/>
    </style:style>
    <style:style style:name="P12" style:family="paragraph" style:parent-style-name="Text_20_body">
      <style:text-properties officeooo:rsid="004ae754" officeooo:paragraph-rsid="004ae754"/>
    </style:style>
    <style:style style:name="P13" style:family="paragraph" style:parent-style-name="Text_20_body">
      <style:text-properties officeooo:rsid="00317293" officeooo:paragraph-rsid="00317293"/>
    </style:style>
    <style:style style:name="P14" style:family="paragraph" style:parent-style-name="Text_20_body">
      <style:text-properties officeooo:rsid="0057c3ab" officeooo:paragraph-rsid="0057c3ab"/>
    </style:style>
    <style:style style:name="P15" style:family="paragraph" style:parent-style-name="Text_20_body">
      <style:text-properties officeooo:rsid="004d8497" officeooo:paragraph-rsid="005c066e"/>
    </style:style>
    <style:style style:name="P16" style:family="paragraph" style:parent-style-name="Text_20_body">
      <style:text-properties officeooo:rsid="00437ec8" officeooo:paragraph-rsid="004d8497"/>
    </style:style>
    <style:style style:name="P17" style:family="paragraph" style:parent-style-name="Text_20_body">
      <style:text-properties officeooo:rsid="005c066e" officeooo:paragraph-rsid="005fa2c2"/>
    </style:style>
    <style:style style:name="P18" style:family="paragraph" style:parent-style-name="Text_20_body">
      <style:text-properties officeooo:rsid="003ab9c1" officeooo:paragraph-rsid="005fa2c2"/>
    </style:style>
    <style:style style:name="P19" style:family="paragraph" style:parent-style-name="Text_20_body">
      <style:text-properties officeooo:rsid="003ab9c1" officeooo:paragraph-rsid="00604c3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rsid="003cf66e" officeooo:paragraph-rsid="003cf66e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rsid="003de079" officeooo:paragraph-rsid="003de079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5" style:family="paragraph" style:parent-style-name="Standard">
      <style:text-properties officeooo:rsid="0049b1b6" officeooo:paragraph-rsid="0049b1b6"/>
    </style:style>
    <style:style style:name="P26" style:family="paragraph" style:parent-style-name="Text_20_body" style:list-style-name="L1">
      <style:text-properties officeooo:rsid="003f7160" officeooo:paragraph-rsid="0041fc7f"/>
    </style:style>
    <style:style style:name="P27" style:family="paragraph" style:parent-style-name="Text_20_body" style:list-style-name="L1">
      <style:text-properties officeooo:rsid="0041fc7f" officeooo:paragraph-rsid="0041fc7f"/>
    </style:style>
    <style:style style:name="P28" style:family="paragraph" style:parent-style-name="Text_20_body" style:list-style-name="L2">
      <style:text-properties officeooo:rsid="0044709a" officeooo:paragraph-rsid="0044709a"/>
    </style:style>
    <style:style style:name="P29" style:family="paragraph" style:parent-style-name="Text_20_body" style:list-style-name="L2">
      <style:text-properties officeooo:rsid="0044709a" officeooo:paragraph-rsid="004e82f6"/>
    </style:style>
    <style:style style:name="P30" style:family="paragraph" style:parent-style-name="Text_20_body" style:list-style-name="L2">
      <style:text-properties officeooo:rsid="004894b0" officeooo:paragraph-rsid="004894b0"/>
    </style:style>
    <style:style style:name="P31" style:family="paragraph" style:parent-style-name="Text_20_body" style:list-style-name="L2">
      <style:text-properties officeooo:rsid="0054f280" officeooo:paragraph-rsid="0054f280"/>
    </style:style>
    <style:style style:name="P32" style:family="paragraph" style:parent-style-name="Text_20_body">
      <style:text-properties fo:font-style="normal" officeooo:rsid="006108e1" officeooo:paragraph-rsid="006108e1" style:font-style-asian="normal" style:font-style-complex="normal"/>
    </style:style>
    <style:style style:name="P33" style:family="paragraph" style:parent-style-name="Text_20_body">
      <style:text-properties fo:font-style="normal" officeooo:paragraph-rsid="0061fd08" style:font-style-asian="normal" style:font-style-complex="normal"/>
    </style:style>
    <style:style style:name="P34" style:family="paragraph" style:parent-style-name="Heading_20_4">
      <style:text-properties officeooo:rsid="0049b1b6" officeooo:paragraph-rsid="003de079"/>
    </style:style>
    <style:style style:name="P35" style:family="paragraph" style:parent-style-name="Heading_20_4">
      <style:text-properties officeooo:paragraph-rsid="006108e1"/>
    </style:style>
    <style:style style:name="P36" style:family="paragraph" style:parent-style-name="Heading_20_2">
      <style:text-properties officeooo:rsid="000a99e4" officeooo:paragraph-rsid="000a99e4"/>
    </style:style>
    <style:style style:name="T1" style:family="text">
      <style:text-properties officeooo:rsid="003de079"/>
    </style:style>
    <style:style style:name="T2" style:family="text">
      <style:text-properties officeooo:rsid="0040434e"/>
    </style:style>
    <style:style style:name="T3" style:family="text">
      <style:text-properties officeooo:rsid="0041fc7f"/>
    </style:style>
    <style:style style:name="T4" style:family="text">
      <style:text-properties officeooo:rsid="0049b1b6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fo:font-style="italic" style:font-size-asian="10pt" style:font-style-asian="italic"/>
    </style:style>
    <style:style style:name="T8" style:family="text">
      <style:text-properties fo:color="#000000" style:font-name="raleway" fo:font-size="13.5pt" fo:letter-spacing="normal" fo:font-weight="normal"/>
    </style:style>
    <style:style style:name="T9" style:family="text">
      <style:text-properties fo:color="#000000" style:font-name="raleway" fo:font-size="13.5pt" fo:letter-spacing="normal" fo:font-style="italic" fo:font-weight="normal" officeooo:rsid="0061fd08" style:font-style-asian="italic" style:font-style-complex="italic"/>
    </style:style>
    <style:style style:name="T10" style:family="text">
      <style:text-properties fo:color="#000000" style:font-name="raleway" fo:font-size="12pt" fo:letter-spacing="normal" fo:font-style="italic" fo:font-weight="normal" officeooo:rsid="0061fd08" style:font-size-asian="12pt" style:font-style-asian="italic" style:font-size-complex="12pt" style:font-style-complex="italic"/>
    </style:style>
    <style:style style:name="T11" style:family="text">
      <style:text-properties fo:color="#646464" style:font-name="Monospace" fo:font-size="10pt" style:font-size-asian="10pt"/>
    </style:style>
    <style:style style:name="T12" style:family="text">
      <style:text-properties fo:color="#0000c0" style:font-name="Monospace" fo:font-size="10pt" style:font-size-asian="10pt"/>
    </style:style>
    <style:style style:name="T13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4" style:family="text">
      <style:text-properties fo:color="#6a3e3e" style:font-name="Monospace" fo:font-size="10pt" style:font-size-asian="10pt"/>
    </style:style>
    <style:style style:name="T15" style:family="text">
      <style:text-properties fo:color="#2a00ff" style:font-name="Monospace" fo:font-size="10pt" style:font-size-asian="10pt"/>
    </style:style>
    <style:style style:name="T16" style:family="text">
      <style:text-properties fo:color="#3f7f5f" style:font-name="Monospace" fo:font-size="10pt" style:font-size-asian="10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4e82f6" style:font-style-asian="italic" style:font-style-complex="italic"/>
    </style:style>
    <style:style style:name="T19" style:family="text">
      <style:text-properties fo:font-style="italic" officeooo:rsid="005f00cd" style:font-style-asian="italic" style:font-style-complex="italic"/>
    </style:style>
    <style:style style:name="T20" style:family="text">
      <style:text-properties fo:font-style="italic" officeooo:rsid="003ab9c1" style:font-style-asian="italic" style:font-style-complex="italic"/>
    </style:style>
    <style:style style:name="T21" style:family="text">
      <style:text-properties fo:font-style="italic" officeooo:rsid="003de079" style:font-style-asian="italic" style:font-style-complex="italic"/>
    </style:style>
    <style:style style:name="T22" style:family="text">
      <style:text-properties fo:font-style="italic" officeooo:rsid="006108e1" style:font-style-asian="italic" style:font-style-complex="italic"/>
    </style:style>
    <style:style style:name="T23" style:family="text">
      <style:text-properties fo:font-style="italic" officeooo:rsid="0061fd08" style:font-style-asian="italic" style:font-style-complex="italic"/>
    </style:style>
    <style:style style:name="T24" style:family="text">
      <style:text-properties fo:font-style="italic" officeooo:rsid="00623d91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officeooo:rsid="004e82f6"/>
    </style:style>
    <style:style style:name="T27" style:family="text">
      <style:text-properties officeooo:rsid="005064a9"/>
    </style:style>
    <style:style style:name="T28" style:family="text">
      <style:text-properties officeooo:rsid="00514aa9"/>
    </style:style>
    <style:style style:name="T29" style:family="text">
      <style:text-properties officeooo:rsid="0053bf2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officeooo:rsid="005a1df9"/>
    </style:style>
    <style:style style:name="T32" style:family="text">
      <style:text-properties officeooo:rsid="005c50d0"/>
    </style:style>
    <style:style style:name="T33" style:family="text">
      <style:text-properties officeooo:rsid="003ab9c1"/>
    </style:style>
    <style:style style:name="T34" style:family="text">
      <style:text-properties officeooo:rsid="006108e1"/>
    </style:style>
    <style:style style:name="T35" style:family="text">
      <style:text-properties officeooo:rsid="0061fd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2">2</text:span> : <text:span text:style-name="T1">SpringBoot et SpringData</text:span></text:h>
      <text:p text:style-name="Standard"/>
      <text:h text:style-name="P36" text:outline-level="2"/>
      <text:h text:style-name="Heading_20_2" text:outline-level="2">2.1 Spring Data JPA</text:h>
      <text:h text:style-name="Heading_20_4" text:outline-level="4">Auto configuration <text:span text:style-name="T1">par défaut de Spring JPA</text:span></text:h>
      <text:p text:style-name="P1"/>
      <text:p text:style-name="P4"><text:span text:style-name="T3">Créer</text:span> un projet avec </text:p>
      <text:list xml:id="list747452822" text:style-name="L1">
        <text:list-item>
          <text:p text:style-name="P26">une dépendance sur le starter <text:span text:style-name="T25">Spring JPA</text:span></text:p>
        </text:list-item>
        <text:list-item>
          <text:p text:style-name="P27">une dépendance sur <text:span text:style-name="T25">hsqldb</text:span></text:p>
        </text:list-item>
      </text:list>
      <text:p text:style-name="P5"/>
      <text:p text:style-name="P7">Récupérer les classes modèles fournies ainsi que le script sql. </text:p>
      <text:p text:style-name="P15">Les classes Member et Document sont utilisées pour la partie JPA, la classe Customer pour la partie NoSQL</text:p>
      <text:p text:style-name="P16">Si nécessaire ajouter une dépendance Maven <text:span text:style-name="T32">ou Gradle</text:span></text:p>
      <text:p text:style-name="P16"/>
      <text:p text:style-name="P17">Configurer Hibernate afin qu’il montre les instructions SQL exécutées</text:p>
      <text:p text:style-name="P17"><text:span text:style-name="T33">Mettre au point un fichier </text:span><text:span text:style-name="T20">import.sql</text:span><text:span text:style-name="T33"> qui insère des données de test en base</text:span></text:p>
      <text:p text:style-name="P18">Démarrer l’application et vérifier que les insertions ont bien lieu</text:p>
      <text:p text:style-name="P17"><text:line-break/>Faire un premier démarrage et observer la console </text:p>
      <text:p text:style-name="P6"/>
      <text:p text:style-name="P8">Définissez des interfaces <text:span text:style-name="T17">Repository</text:span> qui implémentent les fonctionnalités suivantes :</text:p>
      <text:list xml:id="list2670842100" text:style-name="L2">
        <text:list-item>
          <text:p text:style-name="P28">CRUD sur Member et documents</text:p>
        </text:list-item>
        <text:list-item>
          <text:p text:style-name="P28">Rechercher tous les documents</text:p>
        </text:list-item>
        <text:list-item>
          <text:p text:style-name="P28">Trouver les membres ayant un <text:span text:style-name="T27">email</text:span> particulier</text:p>
        </text:list-item>
        <text:list-item>
          <text:p text:style-name="P28">Trouver le membre pour un <text:span text:style-name="T27">email</text:span> et un mot de passe donné</text:p>
        </text:list-item>
        <text:list-item>
          <text:p text:style-name="P30">Tous les membres <text:span text:style-name="T28">d</text:span>ont le nom contient une chaîne particulière</text:p>
        </text:list-item>
        <text:list-item>
          <text:p text:style-name="P29">Rechercher tous les documents d'un membre à partir de son nom <text:span text:style-name="T26">(Penser à utiliser l’annotation </text:span><text:span text:style-name="T18">@Query</text:span><text:span text:style-name="T26">)</text:span></text:p>
        </text:list-item>
        <text:list-item>
          <text:p text:style-name="P28">Compter les membres</text:p>
        </text:list-item>
        <text:list-item>
          <text:p text:style-name="P28">Compter les documents</text:p>
        </text:list-item>
        <text:list-item>
          <text:p text:style-name="P31">Trouver un membre à partir de son ID avec tous les documents associés pré-chargés</text:p>
        </text:list-item>
      </text:list>
      <text:p text:style-name="P4"/>
      <text:p text:style-name="P19">Modifier la classe de test générée par <text:span text:style-name="T17">SpringIntializr</text:span> pour vérifier que les méthodes effectuent les bonnes requêtes </text:p>
      <text:p text:style-name="P13"/>
      <text:p text:style-name="P14"><text:soft-page-break/><text:span text:style-name="T31">Optionnellement</text:span><text:span text:style-name="T30"> </text:span>:</text:p>
      <text:p text:style-name="P14">Injecter un <text:span text:style-name="T17">EntityManager</text:span> ou un <text:span text:style-name="T19">D</text:span><text:span text:style-name="T17">atasource</text:span> pour travailler directement au niveau de JPA ou JDBC</text:p>
      <text:h text:style-name="Heading_20_4" text:outline-level="4">Configuration <text:span text:style-name="T1">Datasource et pool de connexions</text:span></text:h>
      <text:p text:style-name="P10">Ajouter une dépendance sur le driver PostgresSQL</text:p>
      <text:p text:style-name="P10"/>
      <text:p text:style-name="P9">Définir une base <text:span text:style-name="T17">postgres</text:span> utilisant un pool de connexions (maximum 10 connexions) dans un profil de production.</text:p>
      <text:p text:style-name="P9"/>
      <text:p text:style-name="P10">Créer une configuration d<text:span text:style-name="T4">'exécution </text:span>qui active ce profil</text:p>
      <text:p text:style-name="P9"/>
      <text:h text:style-name="P35" text:outline-level="4"><text:span text:style-name="T22">Implémentation Service</text:span></text:h>
      <text:p text:style-name="P32"><text:span text:style-name="T34">I</text:span>mplémenter une méthode métier qui permet d’ajouter un document à l’ensemble des utilisateurs de la base</text:p>
      <text:p text:style-name="P33"><text:span text:style-name="T1">Tester la méthode </text:span></text:p>
      <text:h text:style-name="P34" text:outline-level="4"><text:span text:style-name="T29">2.2 </text:span>Ajout d'un Repository MongoDB</text:h>
      <text:p text:style-name="P11">Ajouter la dépendance sur MongoDB</text:p>
      <text:p text:style-name="P11">Déclarer une classe modèle comme suit :</text:p>
      <text:p text:style-name="P25"><text:span text:style-name="T5">public</text:span><text:span text:style-name="T6"> </text:span><text:span text:style-name="T5">class</text:span><text:span text:style-name="T6"> Customer {</text:span></text:p>
      <text:p text:style-name="P23"/>
      <text:p text:style-name="P22"><text:span text:style-name="T6"><text:s text:c="4"/></text:span><text:span text:style-name="T11">@Id</text:span></text:p>
      <text:p text:style-name="P22"><text:span text:style-name="T6"><text:s text:c="4"/></text:span><text:span text:style-name="T5">public</text:span><text:span text:style-name="T6"> String </text:span><text:span text:style-name="T12">id</text:span><text:span text:style-name="T6">;</text:span></text:p>
      <text:p text:style-name="P23"/>
      <text:p text:style-name="P22"><text:span text:style-name="T6"><text:s text:c="4"/></text:span><text:span text:style-name="T5">public</text:span><text:span text:style-name="T6"> String </text:span><text:span text:style-name="T12">firstName</text:span><text:span text:style-name="T6">;</text:span></text:p>
      <text:p text:style-name="P22"><text:span text:style-name="T6"><text:s text:c="4"/></text:span><text:span text:style-name="T5">public</text:span><text:span text:style-name="T6"> String </text:span><text:span text:style-name="T12">lastName</text:span><text:span text:style-name="T6">;</text:span></text:p>
      <text:p text:style-name="P23"/>
      <text:p text:style-name="P22"><text:span text:style-name="T6"><text:s text:c="4"/></text:span><text:span text:style-name="T5">public</text:span><text:span text:style-name="T6"> Customer() {}</text:span></text:p>
      <text:p text:style-name="P23"/>
      <text:p text:style-name="P22"><text:span text:style-name="T6"><text:s text:c="4"/></text:span><text:span text:style-name="T5">public</text:span><text:span text:style-name="T6"> Customer(String </text:span><text:span text:style-name="T14">firstName</text:span><text:span text:style-name="T6">, String </text:span><text:span text:style-name="T14">lastName</text:span><text:span text:style-name="T6">) {</text:span></text:p>
      <text:p text:style-name="P22"><text:span text:style-name="T6"><text:s text:c="8"/></text:span><text:span text:style-name="T5">this</text:span><text:span text:style-name="T6">.</text:span><text:span text:style-name="T12">firstName</text:span><text:span text:style-name="T6"> = </text:span><text:span text:style-name="T14">firstName</text:span><text:span text:style-name="T6">;</text:span></text:p>
      <text:p text:style-name="P22"><text:span text:style-name="T6"><text:s text:c="8"/></text:span><text:span text:style-name="T5">this</text:span><text:span text:style-name="T6">.</text:span><text:span text:style-name="T12">lastName</text:span><text:span text:style-name="T6"> = </text:span><text:span text:style-name="T14">lastName</text:span><text:span text:style-name="T6">;</text:span></text:p>
      <text:p text:style-name="P24"><text:s text:c="4"/>}</text:p>
      <text:p text:style-name="P23"/>
      <text:p text:style-name="P22"><text:span text:style-name="T6"><text:s text:c="4"/></text:span><text:span text:style-name="T11">@Override</text:span></text:p>
      <text:p text:style-name="P22"><text:span text:style-name="T6"><text:s text:c="4"/></text:span><text:span text:style-name="T5">public</text:span><text:span text:style-name="T6"> String toString() {</text:span></text:p>
      <text:p text:style-name="P22"><text:span text:style-name="T6"><text:s text:c="8"/></text:span><text:span text:style-name="T5">return</text:span><text:span text:style-name="T6"> String.</text:span><text:span text:style-name="T7">format</text:span><text:span text:style-name="T6">(</text:span></text:p>
      <text:p text:style-name="P22"><text:span text:style-name="T6"><text:s text:c="16"/></text:span><text:span text:style-name="T15">"Customer[id=%s, firstName='%s', lastName='%s']"</text:span><text:span text:style-name="T6">,</text:span></text:p>
      <text:p text:style-name="P22"><text:span text:style-name="T6"><text:s text:c="16"/></text:span><text:span text:style-name="T12">id</text:span><text:span text:style-name="T6">, </text:span><text:span text:style-name="T12">firstName</text:span><text:span text:style-name="T6">, </text:span><text:span text:style-name="T12">lastName</text:span><text:span text:style-name="T6">);</text:span></text:p>
      <text:p text:style-name="P24"><text:s text:c="4"/>}</text:p>
      <text:p text:style-name="P24">}</text:p>
      <text:p text:style-name="P11"/>
      <text:p text:style-name="P11">Définir une interface de type MongoRepository qui permet de recherche des classes Customer par les attributs firstName ou lastName</text:p>
      <text:p text:style-name="P11"/>
      <text:p text:style-name="P11">Au démarrage de l'application exécuter le code suivant :</text:p>
      <text:p text:style-name="P25"><text:span text:style-name="T5">private</text:span><text:span text:style-name="T6"> </text:span><text:span text:style-name="T5">void</text:span><text:span text:style-name="T6"> _playWithMongo() {</text:span></text:p>
      <text:p text:style-name="P22"><text:span text:style-name="T6"><text:tab/><text:tab/></text:span><text:span text:style-name="T12">customerRepository</text:span><text:span text:style-name="T6">.deleteAll();</text:span></text:p>
      <text:p text:style-name="P23"/>
      <text:p text:style-name="P22"><text:soft-page-break/><text:span text:style-name="T6"><text:tab/><text:tab/></text:span><text:span text:style-name="T16">// save a couple of customers</text:span></text:p>
      <text:p text:style-name="P22"><text:span text:style-name="T6"><text:tab/><text:tab/></text:span><text:span text:style-name="T12">customerRepository</text:span><text:span text:style-name="T6">.save(</text:span><text:span text:style-name="T5">new</text:span><text:span text:style-name="T6"> Customer(</text:span><text:span text:style-name="T15">"Alice"</text:span><text:span text:style-name="T6">, </text:span><text:span text:style-name="T15">"Smith"</text:span><text:span text:style-name="T6">));</text:span></text:p>
      <text:p text:style-name="P22"><text:span text:style-name="T6"><text:tab/><text:tab/></text:span><text:span text:style-name="T12">customerRepository</text:span><text:span text:style-name="T6">.save(</text:span><text:span text:style-name="T5">new</text:span><text:span text:style-name="T6"> Customer(</text:span><text:span text:style-name="T15">"Bob"</text:span><text:span text:style-name="T6">, </text:span><text:span text:style-name="T15">"Smith"</text:span><text:span text:style-name="T6">));</text:span></text:p>
      <text:p text:style-name="P23"/>
      <text:p text:style-name="P22"><text:span text:style-name="T6"><text:tab/><text:tab/></text:span><text:span text:style-name="T16">// fetch all customers</text:span></text:p>
      <text:p text:style-name="P22"><text:span text:style-name="T6"><text:tab/><text:tab/>System.</text:span><text:span text:style-name="T13">out</text:span><text:span text:style-name="T6">.println(</text:span><text:span text:style-name="T15">"Customers found with findAll():"</text:span><text:span text:style-name="T6">);</text:span></text:p>
      <text:p text:style-name="P22"><text:span text:style-name="T6"><text:tab/><text:tab/>System.</text:span><text:span text:style-name="T13">out</text:span><text:span text:style-name="T6">.println(</text:span><text:span text:style-name="T15">"-------------------------------"</text:span><text:span text:style-name="T6">);</text:span></text:p>
      <text:p text:style-name="P22"><text:span text:style-name="T6"><text:tab/><text:tab/></text:span><text:span text:style-name="T5">for</text:span><text:span text:style-name="T6"> (Customer </text:span><text:span text:style-name="T14">customer</text:span><text:span text:style-name="T6"> : </text:span><text:span text:style-name="T12">customerRepository</text:span><text:span text:style-name="T6">.findAll()) {</text:span></text:p>
      <text:p text:style-name="P22"><text:span text:style-name="T6"><text:tab/><text:tab/><text:tab/>System.</text:span><text:span text:style-name="T13">out</text:span><text:span text:style-name="T6">.println(</text:span><text:span text:style-name="T14">customer</text:span><text:span text:style-name="T6">);</text:span></text:p>
      <text:p text:style-name="P24"><text:tab/><text:tab/>}</text:p>
      <text:p text:style-name="P22"><text:span text:style-name="T6"><text:tab/><text:tab/>System.</text:span><text:span text:style-name="T13">out</text:span><text:span text:style-name="T6">.println();</text:span></text:p>
      <text:p text:style-name="P23"/>
      <text:p text:style-name="P22"><text:span text:style-name="T6"><text:tab/><text:tab/></text:span><text:span text:style-name="T16">// fetch an individual customer</text:span></text:p>
      <text:p text:style-name="P22"><text:span text:style-name="T6"><text:tab/><text:tab/>System.</text:span><text:span text:style-name="T13">out</text:span><text:span text:style-name="T6">.println(</text:span><text:span text:style-name="T15">"Customer found with findByFirstName('Alice'):"</text:span><text:span text:style-name="T6">);</text:span></text:p>
      <text:p text:style-name="P22"><text:span text:style-name="T6"><text:tab/><text:tab/>System.</text:span><text:span text:style-name="T13">out</text:span><text:span text:style-name="T6">.println(</text:span><text:span text:style-name="T15">"--------------------------------"</text:span><text:span text:style-name="T6">);</text:span></text:p>
      <text:p text:style-name="P22"><text:span text:style-name="T6"><text:tab/><text:tab/>System.</text:span><text:span text:style-name="T13">out</text:span><text:span text:style-name="T6">.println(</text:span><text:span text:style-name="T12">customerRepository</text:span><text:span text:style-name="T6">.findByFirstName(</text:span><text:span text:style-name="T15">"Alice"</text:span><text:span text:style-name="T6">));</text:span></text:p>
      <text:p text:style-name="P23"/>
      <text:p text:style-name="P22"><text:span text:style-name="T6"><text:tab/><text:tab/>System.</text:span><text:span text:style-name="T13">out</text:span><text:span text:style-name="T6">.println(</text:span><text:span text:style-name="T15">"Customers found with findByLastName('Smith'):"</text:span><text:span text:style-name="T6">);</text:span></text:p>
      <text:p text:style-name="P22"><text:span text:style-name="T6"><text:tab/><text:tab/>System.</text:span><text:span text:style-name="T13">out</text:span><text:span text:style-name="T6">.println(</text:span><text:span text:style-name="T15">"--------------------------------"</text:span><text:span text:style-name="T6">);</text:span></text:p>
      <text:p text:style-name="P22"><text:span text:style-name="T6"><text:tab/><text:tab/></text:span><text:span text:style-name="T5">for</text:span><text:span text:style-name="T6"> (Customer </text:span><text:span text:style-name="T14">customer</text:span><text:span text:style-name="T6"> : </text:span><text:span text:style-name="T12">customerRepository</text:span><text:span text:style-name="T6">.findByLastName(</text:span><text:span text:style-name="T15">"Smith"</text:span><text:span text:style-name="T6">)) {</text:span></text:p>
      <text:p text:style-name="P22"><text:span text:style-name="T6"><text:tab/><text:tab/><text:tab/>System.</text:span><text:span text:style-name="T13">out</text:span><text:span text:style-name="T6">.println(</text:span><text:span text:style-name="T14">customer</text:span><text:span text:style-name="T6">);</text:span></text:p>
      <text:p text:style-name="P24"><text:tab/><text:tab/>}</text:p>
      <text:p text:style-name="P23"/>
      <text:p text:style-name="P24"><text:tab/>}</text:p>
      <text:p text:style-name="P11"/>
      <text:p text:style-name="P12">Installer MongoDB pour tester ou ajouter la dépendance permettant d'avoir MongoDB en embarqué</text:p>
      <text:p text:style-name="P20"/>
      <text:p text:style-name="P21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raleway" svg:font-family="raleway"/>
    <style:font-face style:name="Monospace" svg:font-family="Monospace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1-01-20T09:09:24.092791747</dc:date>
    <meta:editing-duration>PT10H13M25S</meta:editing-duration>
    <meta:editing-cycles>84</meta:editing-cycles>
    <meta:generator>LibreOffice/6.0.7.3$Linux_X86_64 LibreOffice_project/00m0$Build-3</meta:generator>
    <meta:document-statistic meta:table-count="0" meta:image-count="0" meta:object-count="0" meta:page-count="3" meta:paragraph-count="78" meta:word-count="462" meta:character-count="3584" meta:non-whitespace-character-count="3069"/>
  </office:meta>
</office:document-meta>
</file>